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1.9689in" fo:margin-bottom="0in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3.9366in" fo:margin-bottom="0in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0783in" fo:margin-bottom="0in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0783in" fo:margin-bottom="0in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7273da" officeooo:paragraph-rsid="007273da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paragraph-rsid="0044fcf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z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6"><text:a xlink:type="simple" xlink:href="#__RefHeading___Toc131_3916550792" text:style-name="Index_20_Link" text:visited-style-name="Index_20_Link">Choosing the Subject<text:tab/>2</text:a></text:p>
          <text:p text:style-name="P6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135_3916550792" text:style-name="Index_20_Link" text:visited-style-name="Index_20_Link">Target Audience<text:tab/>2</text:a></text:p>
        </text:index-body>
      </text:table-of-content>
      <text:p text:style-name="P7"/>
      <text:h text:style-name="P8" text:outline-level="1"><text:bookmark-start text:name="__RefHeading___Toc129_3916550792"/>Introduction<text:bookmark-end text:name="__RefHeading___Toc129_3916550792"/></text:h>
      <text:p text:style-name="Text_20_body">This design document follows my planning and development of my interactive visualisation How Does a Cassette Tape Work? The development will cover how successful my methods were and any improvements made informed by this.</text:p>
      <text:h text:style-name="Heading_20_1" text:outline-level="1"><text:bookmark-start text:name="__RefHeading___Toc131_3916550792"/>Choosing the Subject<text:bookmark-end text:name="__RefHeading___Toc131_3916550792"/></text:h>
      <text:p text:style-name="Text_20_body">I chose the Compact Cassette as my subject with a young target audience as this is something not generally well understood by young people.</text:p>
      <text:h text:style-name="Heading_20_1" text:outline-level="1"><text:bookmark-start text:name="__RefHeading___Toc133_3916550792"/>Software and Techniques<text:bookmark-end text:name="__RefHeading___Toc133_3916550792"/></text:h>
      <text:p text:style-name="Text_20_body">As the game engine I have the most experience with, I have chosen Godot for this project. Godot provides all the functionality I will need to build this interactive project. For 3D modelling I have chosen Blender as I have experimented with it before and it is very accessible for self-learning. As I have little 3D modelling experience I will not be UV unwrapping or texturing the models, as dedicating the amount of time necessary to develop these skills would not allow me to produce a visualisation within the time frame.</text:p>
      <text:h text:style-name="Heading_20_1" text:outline-level="1"><text:bookmark-start text:name="__RefHeading___Toc135_3916550792"/>Target Audience<text:bookmark-end text:name="__RefHeading___Toc135_3916550792"/></text:h>
      <text:p text:style-name="P9">The target audience of ‘How Does a Cassette Tape Work?’ is children and teenagers aged 10-19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3.2$Windows_x86 LibreOffice_project/48a6bac9e7e268aeb4c3483fcf825c94556d9f92</meta:generator>
    <dc:date>2024-12-04T18:07:56.638000000</dc:date>
    <meta:editing-duration>PT3H36M31S</meta:editing-duration>
    <meta:editing-cycles>66</meta:editing-cycles>
    <meta:print-date>2024-12-04T18:06:21.871000000</meta:print-date>
    <meta:printed-by>PDF files</meta:printed-by>
    <meta:document-statistic meta:table-count="0" meta:image-count="0" meta:object-count="0" meta:page-count="4" meta:paragraph-count="17" meta:word-count="203" meta:character-count="1235" meta:non-whitespace-character-count="1049"/>
  </office:meta>
</office:document-meta>
</file>